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9aeef"/>
    </style:style>
    <style:style style:name="P2" style:family="paragraph" style:parent-style-name="Preformatted_20_Text">
      <style:paragraph-properties fo:orphans="1" style:writing-mode="lr-tb"/>
      <style:text-properties officeooo:paragraph-rsid="0009aee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9a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alculate angular differences (delta angles) for both spirals</text:span></text:p>
      <text:p text:style-name="P2"/>
      <text:p text:style-name="P2"><text:span text:style-name="Source_20_Text"># 432 Hz Spiral Angular Differences</text:span></text:p>
      <text:p text:style-name="P2"><text:span text:style-name="Source_20_Text">delta_angles_432 = np.diff(angles_432_extended_degrees)</text:span></text:p>
      <text:p text:style-name="P2"/>
      <text:p text:style-name="P2"><text:span text:style-name="Source_20_Text"># Collatz Sequence Angular Differences</text:span></text:p>
      <text:p text:style-name="P2"><text:span text:style-name="Source_20_Text">delta_angles_collatz = np.diff(angles_collatz_extended_degrees[:len(delta_angles_432)])</text:span></text:p>
      <text:p text:style-name="P2"/>
      <text:p text:style-name="P2"><text:span text:style-name="Source_20_Text"># Visualization: Compare angular differences</text:span></text:p>
      <text:p text:style-name="P2"><text:span text:style-name="Source_20_Text">plt.figure(figsize=(12, 6))</text:span></text:p>
      <text:p text:style-name="P2"><text:span text:style-name="Source_20_Text">plt.plot(range(len(delta_angles_432)), delta_angles_432, label="432 Hz Spiral Delta Angles", color="blue")</text:span></text:p>
      <text:p text:style-name="P2"><text:span text:style-name="Source_20_Text">plt.plot(range(len(delta_angles_collatz)), delta_angles_collatz, </text:span></text:p>
      <text:p text:style-name="P2"><text:span text:style-name="Source_20_Text"><text:s text:c="9"/>label="Collatz Sequence Delta Angles", color="red", linestyle="--")</text:span></text:p>
      <text:p text:style-name="P2"/>
      <text:p text:style-name="P2"><text:span text:style-name="Source_20_Text">plt.title("Comparison of Angular Differences: 432 Hz Spiral vs. Collatz Sequence", fontsize=16)</text:span></text:p>
      <text:p text:style-name="P2"><text:span text:style-name="Source_20_Text">plt.xlabel("Node Index (Progression)", fontsize=14)</text:span></text:p>
      <text:p text:style-name="P2"><text:span text:style-name="Source_20_Text">plt.ylabel("Angular Difference (Degrees)", fontsize=14)</text:span></text:p>
      <text:p text:style-name="P2"><text:span text:style-name="Source_20_Text">plt.axhline(0, color="black", linestyle="--", alpha=0.5, label="Zero Angle Change"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0:09:33.088745812</meta:creation-date>
    <dc:date>2025-01-14T00:10:37.102856963</dc:date>
    <meta:editing-duration>PT1M4S</meta:editing-duration>
    <meta:editing-cycles>1</meta:editing-cycles>
    <meta:document-statistic meta:table-count="0" meta:image-count="0" meta:object-count="0" meta:page-count="1" meta:paragraph-count="17" meta:word-count="80" meta:character-count="921" meta:non-whitespace-character-count="850"/>
    <meta:generator>LibreOffice/24.2.7.2$Linux_X86_64 LibreOffice_project/420$Build-2</meta:generator>
  </office:meta>
</office:document-meta>
</file>